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3333" draw:fill="none" draw:textarea-horizontal-align="justify" draw:textarea-vertical-align="middle" draw:auto-grow-height="false" fo:min-height="1.024cm" fo:min-width="0.774cm"/>
    </style:style>
    <style:style style:name="gr2" style:family="graphic" style:parent-style-name="objectwithoutfill">
      <style:graphic-properties svg:stroke-color="#ff3333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.8cm" svg:height="1.8cm" svg:x="12.8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67cm" svg:y1="10.971cm" svg:x2="14.731cm" svg:y2="8.828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sundra Touré </meta:initial-creator>
    <meta:creation-date>2016-08-02T15:49:14.762144236</meta:creation-date>
    <dc:date>2016-08-02T15:51:44.323850833</dc:date>
    <dc:creator>Vasundra Touré </dc:creator>
    <meta:editing-duration>PT2M29S</meta:editing-duration>
    <meta:editing-cycles>1</meta:editing-cycles>
    <meta:generator>LibreOffice/5.1.5.1$Linux_X86_64 LibreOffice_project/10m0$Build-1</meta:generator>
    <meta:document-statistic meta:object-count="26"/>
  </office:meta>
</office:document-meta>
</file>